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Courier" svg:font-family="Courier, 'Courier New'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 New" fo:font-size="10.5pt"/>
    </style:style>
    <style:style style:name="T3" style:family="text">
      <style:text-properties fo:font-variant="normal" fo:text-transform="none" fo:color="#006600" style:font-name="Courier" fo:font-size="9pt" fo:letter-spacing="normal" fo:font-style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ripts</text:p>
      <text:p text:style-name="Standard"/>
      <text:p text:style-name="P1">Mostrar texto</text:p>
      <text:p text:style-name="Standard"><text:span text:style-name="T1">echo</text:span> “Hola mundo”</text:p>
      <text:p text:style-name="Standard"/>
      <text:p text:style-name="P1">Recoger datos de teclado</text:p>
      <text:p text:style-name="Standard"><text:span text:style-name="T1">read</text:span> opcion</text:p>
      <text:p text:style-name="Standard"/>
      <text:p text:style-name="P1">Utilizar la variable</text:p>
      <text:p text:style-name="Standard">$opcion</text:p>
      <text:p text:style-name="Standard"/>
      <text:p text:style-name="P1">Utilizar if</text:p>
      <text:p text:style-name="Standard">if [ $NUMERO -gt 5 ]</text:p>
      <text:p text:style-name="Standard"><text:tab/>then</text:p>
      <text:p text:style-name="Standard">elif [ $NUMERO -lt 5 ] &amp;&amp; [ $NUMERO -gt 2 ]</text:p>
      <text:p text:style-name="Standard"><text:tab/>then</text:p>
      <text:p text:style-name="Standard">else</text:p>
      <text:p text:style-name="Standard"><text:tab/>-----</text:p>
      <text:p text:style-name="Standard">fi</text:p>
      <text:p text:style-name="Standard"/>
      <text:p text:style-name="P1">Operadores de comparacion de valores numeros</text:p>
      <text:p text:style-name="P3">-eq → IGUAL</text:p>
      <text:p text:style-name="P3">-ne → NO ES IGUAL</text:p>
      <text:p text:style-name="P3">-lt → MENOR</text:p>
      <text:p text:style-name="P3">-gt → MAYOR</text:p>
      <text:p text:style-name="P3">-le → MENOR O IGUAL</text:p>
      <text:p text:style-name="P3">-ge → MAYOR O IGUAL</text:p>
      <text:p text:style-name="P3"/>
      <text:p text:style-name="P1">Almacenar una operación en una variable</text:p>
      <text:p text:style-name="P3">resultado=$(($1*$2))</text:p>
      <text:p text:style-name="P3">$resultado</text:p>
      <text:p text:style-name="P3"/>
      <text:p text:style-name="P1">Utilizar for</text:p>
      <text:p text:style-name="P3">for NOMBRE in $( <text:s/>ls *.sh ) do</text:p>
      <text:p text:style-name="P3"><text:tab/>echo “Un script es $NOMBRE</text:p>
      <text:p text:style-name="P3">done</text:p>
      <text:p text:style-name="P3"/>
      <text:p text:style-name="P1">Utilizar while</text:p>
      <text:p text:style-name="P3">while <text:s/>[ $NUMERO -ne 0 ] do</text:p>
      <text:p text:style-name="P3"><text:tab/>----</text:p>
      <text:p text:style-name="P3">done</text:p>
      <text:p text:style-name="P3"/>
      <text:p text:style-name="P1">Utilizar case</text:p>
      <text:p text:style-name="P3">case $opcion in</text:p>
      <text:p text:style-name="P3">1) ---</text:p>
      <text:p text:style-name="P3">2) ---</text:p>
      <text:p text:style-name="P3">esac</text:p>
      <text:p text:style-name="P3"/>
      <text:p text:style-name="P1">funcion</text:p>
      <text:p text:style-name="P3">function sumar {</text:p>
      <text:p text:style-name="P3"><text:tab/>----</text:p>
      <text:p text:style-name="P3">}</text:p>
      <text:p text:style-name="P3"><text:soft-page-break/></text:p>
      <text:p text:style-name="P1">Paso de parametros a un script</text:p>
      <text:p text:style-name="P3">$1 → devuelve el primer parametro pasado al script</text:p>
      <text:p text:style-name="P3">$* → devuelve todos los parametros separados</text:p>
      <text:p text:style-name="P3">$# .&gt; devuelve el numero de parametros que se han pasado</text:p>
      <text:p text:style-name="P3"/>
      <text:p text:style-name="P3"/>
      <text:p text:style-name="P3">Operaciones normal</text:p>
      <text:p text:style-name="P3">Let suma = $A + %B </text:p>
      <text:p text:style-name="P3"/>
      <text:p text:style-name="P3">operaciones con decimales</text:p>
      <text:p text:style-name="P3">RES= `echo "$A + $B | bc -l`</text:p>
      <text:p text:style-name="P3"/>
      <text:p text:style-name="P3">almacenar cantidad lineas de un fichero a una variable</text:p>
      <text:p text:style-name="P3"><text:span text:style-name="T2">L1=`cat $1 | wc -l`</text:span> </text:p>
      <text:p text:style-name="P3"/>
      <text:p text:style-name="P3"/>
      <text:p text:style-name="P3">-comprobar numero de elementos en un directorio</text:p>
      <text:p text:style-name="P3"/>
      <text:p text:style-name="P3"><text:span text:style-name="T3">ls -d $1*/|wc -l</text:span> </text:p>
      <text:p text:style-name="P3">-comprobar si un fichero esta vacio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Courier" svg:font-family="Courier, 'Courier New'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15T10:51:34.66</meta:creation-date>
    <dc:date>2016-05-19T09:05:54.43</dc:date>
    <meta:editing-duration>PT1H8M53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2" meta:paragraph-count="55" meta:word-count="205" meta:character-count="1035"/>
  </office:meta>
</office:document-meta>
</file>